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fit-to-size="shrink-to-fit"/>
    </style:style>
    <style:style style:name="gr3" style:family="graphic" style:parent-style-name="standard">
      <style:graphic-properties draw:marker-end="Arrow" draw:marker-end-width="0.2cm" draw:textarea-horizontal-align="center" draw:textarea-vertical-align="middle" draw:fit-to-size="shrink-to-fit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true" fo:min-height="0.475cm" fo:min-width="1.111cm" fo:wrap-option="no-wrap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true" fo:min-height="0.949cm" fo:min-width="1.513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1.411cm"/>
    </style:style>
    <style:style style:name="gr7" style:family="graphic" style:parent-style-name="standard">
      <style:graphic-properties draw:stroke="solid" draw:stroke-dash="Line_20_Style_20_9" svg:stroke-color="#0000ff" draw:marker-end="Arrow" draw:marker-end-width="0.2cm" draw:textarea-horizontal-align="center" draw:textarea-vertical-align="middle"/>
    </style:style>
    <style:style style:name="gr8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4.653cm" svg:height="5.909cm" svg:x="7.297cm" svg:y="2.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58cm" svg:height="0.864cm" svg:x="4.221cm" svg:y="1.566cm">
          <text:p text:style-name="P2">scen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58cm" svg:height="0.864cm" svg:x="4.221cm" svg:y="4.355cm">
          <text:p text:style-name="P2">materia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1.875cm" svg:height="0.863cm" svg:x="5.898cm" svg:y="9.818cm">
          <text:p text:style-name="P2">sca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511cm" svg:y1="2.43cm" svg:x2="5.511cm" svg:y2="4.355cm" draw:start-shape="id1" draw:start-glue-point="2" draw:end-shape="id2" draw:end-glue-point="0" svg:d="m5511 2430v1925" svg:viewBox="0 0 1 1926">
          <text:p/>
        </draw:connector>
        <draw:connector draw:style-name="gr3" draw:text-style-name="P1" draw:layer="layout" draw:line-skew="-0.343cm" svg:x1="5.511cm" svg:y1="5.219cm" svg:x2="6.835cm" svg:y2="9.818cm" draw:start-shape="id2" draw:start-glue-point="2" draw:end-shape="id3" draw:end-glue-point="0" svg:d="m5511 5219v1957h1324v2642" svg:viewBox="0 0 1325 4600">
          <text:p/>
        </draw:connector>
        <draw:connector draw:style-name="gr3" draw:text-style-name="P1" draw:layer="layout" svg:x1="5.511cm" svg:y1="5.219cm" svg:x2="4.256cm" svg:y2="7.624cm" draw:start-shape="id2" draw:start-glue-point="2" draw:end-shape="id4" draw:end-glue-point="0" svg:d="m5511 5219v1203h-1255v1202" svg:viewBox="0 0 1256 2406">
          <text:p/>
        </draw:connector>
        <draw:custom-shape draw:style-name="gr2" draw:text-style-name="P2" xml:id="id4" draw:id="id4" draw:layer="layout" svg:width="2.291cm" svg:height="0.864cm" svg:x="3.111cm" svg:y="7.624cm">
          <text:p text:style-name="P2">tex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2.257cm" svg:height="0.864cm" svg:x="3.223cm" svg:y="11.585cm">
          <text:p text:style-name="P2">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256cm" svg:y1="8.488cm" svg:x2="4.351cm" svg:y2="11.585cm" draw:start-shape="id4" draw:start-glue-point="2" draw:end-shape="id5" draw:end-glue-point="0" svg:d="m4256 8488v1549h95v1548" svg:viewBox="0 0 96 3098">
          <text:p/>
        </draw:connector>
        <draw:custom-shape draw:style-name="gr4" draw:text-style-name="P4" xml:id="id9" draw:id="id9" draw:layer="layout" svg:width="1.611cm" svg:height="0.725cm" svg:x="9.886cm" svg:y="6.921cm">
          <text:p text:style-name="P3"><text:span text:style-name="T1">VB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6" draw:id="id6" draw:layer="layout" svg:width="2.013cm" svg:height="1.199cm" svg:x="7.569cm" svg:y="4.155cm">
          <text:p text:style-name="P3"><text:span text:style-name="T1">Texture </text:span></text:p>
          <text:p text:style-name="P3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1.611cm" svg:height="0.725cm" svg:x="8.835cm" svg:y="5.771cm">
          <text:p text:style-name="P3"><text:span text:style-name="T1">VB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591cm" svg:height="0.809cm" svg:x="7.867cm" svg:y="3.055cm">
          <draw:text-box>
            <text:p text:style-name="P3"><text:span text:style-name="T2">WebGL Context</text:span></text:p>
          </draw:text-box>
        </draw:frame>
        <draw:connector draw:style-name="gr7" draw:text-style-name="P1" draw:layer="layout" svg:x1="5.402cm" svg:y1="8.056cm" svg:x2="8.575cm" svg:y2="5.354cm" draw:start-shape="id4" draw:start-glue-point="1" draw:end-shape="id6" draw:end-glue-point="2" svg:d="m5402 8056h3173v-2702" svg:viewBox="0 0 3174 2703">
          <text:p/>
        </draw:connector>
        <draw:connector draw:style-name="gr7" draw:text-style-name="P1" draw:layer="layout" svg:x1="7.744cm" svg:y1="11.997cm" svg:x2="9.64cm" svg:y2="6.496cm" draw:start-shape="id7" draw:start-glue-point="1" draw:end-shape="id8" draw:end-glue-point="2" svg:d="m7744 11997h1896v-5501" svg:viewBox="0 0 1897 5502">
          <text:p/>
        </draw:connector>
        <draw:connector draw:style-name="gr7" draw:text-style-name="P1" draw:layer="layout" draw:line-skew="0.058cm" svg:x1="4.351cm" svg:y1="12.449cm" svg:x2="10.691cm" svg:y2="7.646cm" draw:start-shape="id5" draw:start-glue-point="2" draw:end-shape="id9" draw:end-glue-point="2" svg:d="m4351 12449v560h6340v-5363" svg:viewBox="0 0 6341 5364">
          <text:p/>
        </draw:connector>
        <draw:connector draw:style-name="gr8" draw:text-style-name="P1" draw:layer="layout" svg:x1="6.801cm" svg:y1="1.998cm" svg:x2="9.623cm" svg:y2="2.74cm" draw:start-shape="id1" draw:start-glue-point="1" draw:end-shape="id10" draw:end-glue-point="0" svg:d="m6801 1998h2822v742" svg:viewBox="0 0 2823 743">
          <text:p/>
        </draw:connector>
        <draw:custom-shape draw:style-name="gr2" draw:text-style-name="P2" draw:layer="layout" svg:width="2.305cm" svg:height="0.864cm" svg:x="3.222cm" svg:y="9.784cm">
          <text:p text:style-name="P2">transl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1.822cm" svg:height="0.863cm" svg:x="5.922cm" svg:y="11.566cm">
          <text:p text:style-name="P2">teapo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416cm" svg:x1="6.835cm" svg:y1="10.681cm" svg:x2="6.833cm" svg:y2="11.566cm" draw:start-shape="id3" draw:start-glue-point="2" draw:end-shape="id7" draw:end-glue-point="0" svg:d="m6835 10681v858h-2v27" svg:viewBox="0 0 3 886">
          <text:p/>
        </draw:connector>
        <draw:custom-shape draw:style-name="gr2" draw:text-style-name="P2" xml:id="id12" draw:id="id12" draw:layer="layout" svg:width="2.206cm" svg:height="0.864cm" svg:x="0.648cm" svg:y="11.585cm">
          <text:p text:style-name="P2">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2.205cm" svg:height="0.864cm" svg:x="0.648cm" svg:y="9.784cm">
          <text:p text:style-name="P2">transl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.75cm" svg:y1="10.648cm" svg:x2="1.751cm" svg:y2="11.585cm" draw:start-shape="id11" draw:start-glue-point="2" draw:end-shape="id12" draw:end-glue-point="0" svg:d="m1750 10648v469h1v468" svg:viewBox="0 0 2 938">
          <text:p/>
        </draw:connector>
        <draw:connector draw:style-name="gr3" draw:text-style-name="P1" draw:layer="layout" draw:line-skew="-0.078cm" svg:x1="4.256cm" svg:y1="8.488cm" svg:x2="1.75cm" svg:y2="9.784cm" draw:start-shape="id4" draw:start-glue-point="2" draw:end-shape="id11" draw:end-glue-point="0" svg:d="m4256 8488v571h-2506v725" svg:viewBox="0 0 2507 1297">
          <text:p/>
        </draw:connector>
        <draw:connector draw:style-name="gr7" draw:text-style-name="P1" draw:layer="layout" draw:line-skew="0.775cm" svg:x1="1.751cm" svg:y1="12.449cm" svg:x2="10.691cm" svg:y2="7.646cm" draw:start-shape="id12" draw:start-glue-point="2" draw:end-shape="id9" draw:end-glue-point="2" svg:d="m1751 12449v1277h8940v-6080" svg:viewBox="0 0 8941 6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1cm" fo:margin-bottom="0cm" fo:margin-left="0cm" fo:margin-right="0cm" fo:page-width="12.5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dsay </meta:initial-creator>
    <meta:creation-date>2011-10-19T13:15:43</meta:creation-date>
    <dc:date>2013-08-19T01:49:34</dc:date>
    <dc:creator>lindsay </dc:creator>
    <meta:editing-duration>PT3H37M27S</meta:editing-duration>
    <meta:editing-cycles>21</meta:editing-cycles>
    <meta:generator>LibreOffice/3.5$Linux_X86_64 LibreOffice_project/350m1$Build-2</meta:generator>
    <meta:document-statistic meta:object-count="26"/>
  </office:meta>
</office:document-meta>
</file>